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fo:font-size="12pt" fo:font-weight="normal" style:font-size-asian="10.5pt" style:font-weight-asian="normal" style:font-size-complex="12pt" style:font-weight-complex="normal"/>
    </style:style>
    <style:style style:name="P2" style:family="paragraph" style:parent-style-name="Heading_20_2">
      <style:paragraph-properties fo:margin-top="0in" fo:margin-bottom="0.0972in" style:contextual-spacing="false" fo:line-height="115%"/>
      <style:text-properties fo:font-size="12pt" fo:font-weight="normal" style:font-size-asian="10.5pt" style:font-weight-asian="normal" style:font-size-complex="12pt" style:font-weight-complex="normal"/>
    </style:style>
    <style:style style:name="P3" style:family="paragraph" style:parent-style-name="Text_20_body" style:list-style-name="L1"/>
    <style:style style:name="P4" style:family="paragraph" style:parent-style-name="Text_20_body">
      <style:text-properties fo:font-size="12pt" fo:font-weight="bold" officeooo:rsid="000f8cb8" officeooo:paragraph-rsid="000f8cb8" style:font-size-asian="10.5pt" style:font-weight-asian="bold" style:font-size-complex="12pt" style:font-weight-complex="bold"/>
    </style:style>
    <style:style style:name="T1" style:family="text">
      <style:text-properties officeooo:rsid="0012f967"/>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ow to Ask Better Questions of AI</text:h>
      <text:p text:style-name="Text_20_body">Artificial Intelligence (AI) gives answers based on the words you use. Small changes in your question can lead to very different results. Learning how to ask clear, specific questions helps you get better and more useful answers.</text:p>
      <text:h text:style-name="P2" text:outline-level="2"/>
      <text:h text:style-name="P2" text:outline-level="2">Example 1: Being Too Vague vs. Being Specific</text:h>
      <text:p text:style-name="Text_20_body"><text:span text:style-name="Strong_20_Emphasis">Question A (Vague):</text:span> Tell me about climate change.<text:line-break/><text:span text:style-name="Strong_20_Emphasis">Result:</text:span> A broad explanation that may feel too general.<text:line-break/><text:span text:style-name="Strong_20_Emphasis">Question B (More Specific):</text:span> Explain climate change in simple terms for a high school science class.<text:line-break/><text:span text:style-name="Strong_20_Emphasis">What Changes:</text:span> The AI adjusts the language level and focus.</text:p>
      <text:h text:style-name="P2" text:outline-level="2"/>
      <text:h text:style-name="P2" text:outline-level="2">Example 2: Adding a Goal</text:h>
      <text:p text:style-name="Text_20_body"><text:span text:style-name="Strong_20_Emphasis">Question A:</text:span> How does photosynthesis work?<text:line-break/><text:span text:style-name="Strong_20_Emphasis">Question B:</text:span> How does photosynthesis work, and why is it important for life on Earth?<text:line-break/><text:span text:style-name="Strong_20_Emphasis">What Changes:</text:span> Adding a goal creates a deeper, more complete answer.</text:p>
      <text:h text:style-name="P2" text:outline-level="2"/>
      <text:h text:style-name="P2" text:outline-level="2">Example 3: Asking for a Format</text:h>
      <text:p text:style-name="Text_20_body"><text:span text:style-name="Strong_20_Emphasis">Question A:</text:span> Help me study for a history test.<text:line-break/><text:span text:style-name="Strong_20_Emphasis">Question B:</text:span> Help me study by giving five bullet points about the Civil War.<text:line-break/><text:span text:style-name="Strong_20_Emphasis">What Changes:</text:span> The AI follows the requested format, saving time.</text:p>
      <text:h text:style-name="P2" text:outline-level="2"/>
      <text:h text:style-name="P2" text:outline-level="2">Example 4: Setting Limits</text:h>
      <text:p text:style-name="Text_20_body"><text:span text:style-name="Strong_20_Emphasis">Question A:</text:span> Write about social media.<text:line-break/><text:span text:style-name="Strong_20_Emphasis">Question B:</text:span> Write one short paragraph on how social media affects teenagers, with one positive and one negative.<text:line-break/><text:span text:style-name="Strong_20_Emphasis">What Changes:</text:span> Limits make the answer clearer and more focused.</text:p>
      <text:h text:style-name="P2" text:outline-level="2"/>
      <text:h text:style-name="P2" text:outline-level="2">Key Tips for Asking AI Questions</text:h>
      <text:list text:style-name="L1">
        <text:list-item>
          <text:p text:style-name="P3">Be clear about what you want</text:p>
        </text:list-item>
        <text:list-item>
          <text:p text:style-name="P3">Add details like grade level, format, or purpose</text:p>
        </text:list-item>
        <text:list-item>
          <text:p text:style-name="P3">Ask follow-up questions if needed</text:p>
        </text:list-item>
      </text:list>
      <text:p text:style-name="Text_20_body"><text:span text:style-name="Strong_20_Emphasis">Privacy Reminder:</text:span> Never share personal information (such as your full name, address, passwords, or school ID numbers) when asking questions of an AI.</text:p>
      <text:p text:style-name="P4"/>
      <text:p text:style-name="P4"><text:span text:style-name="T1">S</text:span>ee<text:span text:style-name="T1"> this page and others at</text:span>: https://fedoralinuxlab.org/<text:span text:style-name="T1">1PageExample</text:span>.htm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5T08:12:04.793478325</meta:creation-date>
    <meta:editing-duration>PT14M14S</meta:editing-duration>
    <meta:editing-cycles>8</meta:editing-cycles>
    <meta:generator>LibreOffice/25.8.3.2$Linux_X86_64 LibreOffice_project/580$Build-2</meta:generator>
    <dc:title>Blank Half Inch Margin</dc:title>
    <dc:date>2025-12-16T16:39:03.013501671</dc:date>
    <meta:document-statistic meta:table-count="0" meta:image-count="0" meta:object-count="0" meta:page-count="1" meta:paragraph-count="16" meta:word-count="267" meta:character-count="1607" meta:non-whitespace-character-count="1359"/>
    <meta:template xlink:type="simple" xlink:actuate="onRequest" xlink:title="Blank Half Inch Margin" xlink:href="../../Templates/Blank%20Half%20Inch%20Margin.ott" meta:date="2025-12-15T08:12:04.467350540"/>
  </office:meta>
</office:document-meta>
</file>